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7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1.9181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3.504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08in solid #000000"/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="0.0008in solid #000000"/>
      <style:text-properties style:font-name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7" style:family="table-cell" style:parent-style-name="Default">
      <style:table-cell-properties fo:border="none"/>
      <style:text-properties style:font-name="Times New Roman"/>
    </style:style>
    <style:style style:name="ce8" style:family="table-cell" style:parent-style-name="Default">
      <style:table-cell-properties fo:background-color="#ffffff"/>
      <style:text-properties style:font-name="Times New Roman"/>
    </style:style>
    <style:style style:name="ce9" style:family="table-cell" style:parent-style-name="Default">
      <style:table-cell-properties fo:background-color="#33ff99"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10" style:family="table-cell" style:parent-style-name="Default">
      <style:table-cell-properties fo:background-color="#33ff99" fo:border="0.0008in solid #000000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/>
    </style:style>
    <style:style style:name="ce12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text-position="super 65%"/>
    </style:style>
  </office:automatic-styles>
  <office:body>
    <office:spreadsheet>
      <table:table table:name="Read me" table:style-name="ta1" table:print="false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>
            <text:p>Algorithm for construct VLE for ideal miscible syste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Objective</text:p>
          </table:table-cell>
          <table:table-cell table:number-columns-repeated="4"/>
        </table:table-row>
        <table:table-row table:style-name="ro2">
          <table:table-cell table:style-name="ce4" office:value-type="string">
            <text:p>It is proposed to construct the P-x-y VLE plot for an ideal binary (two) component system at the given system operating temperaure (T). Develop the general purpose spreadsheet/program that meet the intended purpose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Input</text:p>
          </table:table-cell>
          <table:table-cell table:number-columns-repeated="4"/>
        </table:table-row>
        <table:table-row table:style-name="ro1">
          <table:table-cell office:value-type="string">
            <text:p>Operating temperature T.</text:p>
          </table:table-cell>
          <table:table-cell table:number-columns-repeated="4"/>
        </table:table-row>
        <table:table-row table:style-name="ro1">
          <table:table-cell office:value-type="string">
            <text:p>Antonie equation constants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ssumption</text:p>
          </table:table-cell>
          <table:table-cell table:number-columns-repeated="4"/>
        </table:table-row>
        <table:table-row table:style-name="ro1">
          <table:table-cell office:value-type="string">
            <text:p>Bonary component system.</text:p>
          </table:table-cell>
          <table:table-cell table:number-columns-repeated="4"/>
        </table:table-row>
        <table:table-row table:style-name="ro1">
          <table:table-cell office:value-type="string">
            <text:p>System obeys Roault's law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Output</text:p>
          </table:table-cell>
          <table:table-cell table:number-columns-repeated="4"/>
        </table:table-row>
        <table:table-row table:style-name="ro1">
          <table:table-cell office:value-type="string">
            <text:p>VLE plot at given temperature.</text:p>
          </table:table-cell>
          <table:table-cell table:number-columns-repeated="4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put" table:style-name="ta1" table:print="false">
        <table:table-column table:style-name="co3" table:default-cell-style-name="ce2"/>
        <table:table-column table:style-name="co2" table:number-columns-repeated="4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Inpu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s of the components 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Methona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0" office:value-type="string">
            <text:p>Ethano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number-columns-repeated="3"/>
        </table:table-row>
        <table:table-row table:style-name="ro3">
          <table:table-cell office:value-type="string">
            <text:p>Operating temperature </text:p>
          </table:table-cell>
          <table:table-cell table:style-name="ce3" office:value-type="string">
            <text:p>T</text:p>
          </table:table-cell>
          <table:table-cell table:style-name="ce6" office:value-type="float" office:value="80">
            <text:p>80</text:p>
          </table:table-cell>
          <table:table-cell table:style-name="ce3" office:value-type="string">
            <text:p><text:span text:style-name="T2">º</text:span>C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1"/>
          <table:table-cell table:style-name="ce7"/>
          <table:table-cell table:number-columns-repeated="2"/>
        </table:table-row>
        <table:table-row table:style-name="ro4">
          <table:table-cell/>
          <table:table-cell table:style-name="ce7" office:value-type="string">
            <text:p><text:span text:style-name="T1">Table 2.1:</text:span> Antonie equation constants for component 1 and 2</text:p>
          </table:table-cell>
          <table:table-cell table:style-name="ce11"/>
          <table:table-cell table:style-name="ce7"/>
          <table:table-cell table:number-columns-repeated="2"/>
        </table:table-row>
        <table:table-row table:style-name="ro4">
          <table:table-cell/>
          <table:table-cell table:style-name="ce8" office:value-type="string">
            <text:p><text:span text:style-name="T1">Reference:</text:span> <text:a xlink:href="https://webbook.nist.gov/">https://webbook.nist.gov/</text:a> </text:p>
          </table:table-cell>
          <table:table-cell table:number-columns-repeated="3"/>
          <table:table-cell office:value-type="string">
            <text:p>`</text:p>
          </table:table-cell>
        </table:table-row>
        <table:table-row table:style-name="ro1">
          <table:table-cell office:value-type="string">
            <text:p>Antonie equation constants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6" office:value-type="float" office:value="5.20277">
            <text:p>5.20277</text:p>
          </table:table-cell>
          <table:table-cell table:style-name="ce6" office:value-type="float" office:value="5.33675">
            <text:p>5.33675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B</text:p>
          </table:table-cell>
          <table:table-cell table:style-name="ce6" office:value-type="float" office:value="1580.08">
            <text:p>1580.08</text:p>
          </table:table-cell>
          <table:table-cell table:style-name="ce6" office:value-type="float" office:value="1648.22">
            <text:p>1648.22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C</text:p>
          </table:table-cell>
          <table:table-cell table:style-name="ce6" office:value-type="float" office:value="239.5">
            <text:p>239.5</text:p>
          </table:table-cell>
          <table:table-cell table:style-name="ce6" office:value-type="float" office:value="230.918">
            <text:p>230.918</text:p>
          </table:table-cell>
          <table:table-cell table:number-columns-repeated="2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lculation" table:style-name="ta1" table:print="false">
        <table:table-column table:style-name="co4" table:default-cell-style-name="ce2"/>
        <table:table-column table:style-name="co2" table:number-columns-repeated="2" table:default-cell-style-name="ce2"/>
        <table:table-column table:style-name="co5" table:number-columns-repeated="3" table:default-cell-style-name="ce2"/>
        <table:table-row table:style-name="ro1">
          <table:table-cell table:style-name="ce1" office:value-type="string">
            <text:p>Given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[Input.A3]" office:value-type="string" office:string-value="Names of the components ">
            <text:p>Names of the components </text:p>
          </table:table-cell>
          <table:table-cell table:style-name="ce12" table:formula="of:=[Input.B3]" office:value-type="float" office:value="1">
            <text:p>1</text:p>
          </table:table-cell>
          <table:table-cell table:style-name="ce10" table:formula="of:=[Input.C3]" office:value-type="string" office:string-value="Methonal">
            <text:p>Methonal</text:p>
          </table:table-cell>
          <table:table-cell table:number-columns-repeated="3"/>
        </table:table-row>
        <table:table-row table:style-name="ro1">
          <table:table-cell/>
          <table:table-cell table:style-name="ce12" table:formula="of:=[Input.B4]" office:value-type="float" office:value="2">
            <text:p>2</text:p>
          </table:table-cell>
          <table:table-cell table:style-name="ce10" table:formula="of:=[Input.C4]" office:value-type="string" office:string-value="Ethanol">
            <text:p>Ethano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formula="of:=[Input.A6]" office:value-type="string" office:string-value="Operating temperature ">
            <text:p>Operating temperature </text:p>
          </table:table-cell>
          <table:table-cell table:style-name="ce3" table:formula="of:=[Input.B6]" office:value-type="string" office:string-value="T">
            <text:p>T</text:p>
          </table:table-cell>
          <table:table-cell table:style-name="ce6" table:formula="of:=[Input.C6]" office:value-type="float" office:value="80">
            <text:p>80</text:p>
          </table:table-cell>
          <table:table-cell table:style-name="ce3" table:formula="of:=[Input.D6]" office:value-type="string" office:string-value="ºC">
            <text:p>º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formula="of:=[Input.A10]" office:value-type="string" office:string-value="Antonie equation constants">
            <text:p>Antonie equation constants</text:p>
          </table:table-cell>
          <table:table-cell table:style-name="ce6"/>
          <table:table-cell table:style-name="ce6" table:formula="of:=[Input.C10]" office:value-type="float" office:value="1">
            <text:p>1</text:p>
          </table:table-cell>
          <table:table-cell table:style-name="ce6" table:formula="of:=[Input.D10]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Input.B11]" office:value-type="string" office:string-value="A">
            <text:p>A</text:p>
          </table:table-cell>
          <table:table-cell table:style-name="ce6" table:formula="of:=[Input.C11]" office:value-type="float" office:value="5.20277">
            <text:p>5.20277</text:p>
          </table:table-cell>
          <table:table-cell table:style-name="ce6" table:formula="of:=[Input.D11]" office:value-type="float" office:value="5.33675">
            <text:p>5.33675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Input.B12]" office:value-type="string" office:string-value="B">
            <text:p>B</text:p>
          </table:table-cell>
          <table:table-cell table:style-name="ce6" table:formula="of:=[Input.C12]" office:value-type="float" office:value="1580.08">
            <text:p>1580.08</text:p>
          </table:table-cell>
          <table:table-cell table:style-name="ce6" table:formula="of:=[Input.D12]" office:value-type="float" office:value="1648.22">
            <text:p>1648.22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Input.B13]" office:value-type="string" office:string-value="C">
            <text:p>C</text:p>
          </table:table-cell>
          <table:table-cell table:style-name="ce6" table:formula="of:=[Input.C13]" office:value-type="float" office:value="239.5">
            <text:p>239.5</text:p>
          </table:table-cell>
          <table:table-cell table:style-name="ce6" table:formula="of:=[Input.D13]" office:value-type="float" office:value="230.918">
            <text:p>230.9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alcul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/>
          <table:table-cell table:style-name="ce6" table:formula="of:=[.B3]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/>
        </table:table-row>
        <table:table-row table:style-name="ro5">
          <table:table-cell office:value-type="string">
            <text:p>Vapor pressure </text:p>
          </table:table-cell>
          <table:table-cell table:style-name="ce3" office:value-type="string">
            <text:p>P<text:span text:style-name="T3">s</text:span></text:p>
          </table:table-cell>
          <table:table-cell table:style-name="ce6" table:formula="of:=10^([.C9]-([.C10]/([.C11]+[.C6])))" office:value-type="float" office:value="1.80839247710737">
            <text:p>1.8083924771</text:p>
          </table:table-cell>
          <table:table-cell table:style-name="ce6" table:formula="of:=10^([.D9]-([.D10]/([.D11]+[.C6])))" office:value-type="float" office:value="1.08544920867723">
            <text:p>1.0854492087</text:p>
          </table:table-cell>
          <table:table-cell office:value-type="string">
            <text:p>ba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4">
          <table:table-cell/>
          <table:table-cell office:value-type="string">
            <text:p><text:span text:style-name="T1">Table 2.2:</text:span> Computed P-x-y at 80ºC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x1</text:p>
          </table:table-cell>
          <table:table-cell table:style-name="ce6" office:value-type="string">
            <text:p>x2</text:p>
          </table:table-cell>
          <table:table-cell table:style-name="ce6" office:value-type="string">
            <text:p>P</text:p>
          </table:table-cell>
          <table:table-cell table:style-name="ce6" office:value-type="string">
            <text:p>y1</text:p>
          </table:table-cell>
          <table:table-cell table:style-name="ce6" office:value-type="string">
            <text:p>y2</text:p>
          </table:table-cell>
        </table:table-row>
        <table:table-row table:style-name="ro1">
          <table:table-cell/>
          <table:table-cell table:number-columns-repeated="2" table:style-name="ce6" office:value-type="string">
            <text:p>-</text:p>
          </table:table-cell>
          <table:table-cell table:style-name="ce6" office:value-type="string">
            <text:p>bar</text:p>
          </table:table-cell>
          <table:table-cell table:number-columns-repeated="2" table:style-name="ce6" office:value-type="string">
            <text:p>-</text:p>
          </table:table-cell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style-name="ce6" table:formula="of:=1-[.B22]" office:value-type="float" office:value="1">
            <text:p>1</text:p>
          </table:table-cell>
          <table:table-cell table:style-name="ce6" table:formula="of:=([.B22]*[.$C$17])+([.C22]*[.$D$17])" office:value-type="float" office:value="1.08544920867723">
            <text:p>1.0854492087</text:p>
          </table:table-cell>
          <table:table-cell table:style-name="ce6" table:formula="of:=[.B22]*[.$C$17]/[.D22]" office:value-type="float" office:value="0">
            <text:p>0</text:p>
          </table:table-cell>
          <table:table-cell table:style-name="ce6" table:formula="of:=1-[.E22]" office:value-type="float" office:value="1">
            <text:p>1</text:p>
          </table:table-cell>
        </table:table-row>
        <table:table-row table:style-name="ro1">
          <table:table-cell/>
          <table:table-cell table:style-name="ce6" table:formula="of:=[.B22]+0.1" office:value-type="float" office:value="0.1">
            <text:p>0.1</text:p>
          </table:table-cell>
          <table:table-cell table:style-name="ce6" table:formula="of:=1-[.B23]" office:value-type="float" office:value="0.9">
            <text:p>0.9</text:p>
          </table:table-cell>
          <table:table-cell table:style-name="ce6" table:formula="of:=([.B23]*[.$C$17])+([.C23]*[.$D$17])" office:value-type="float" office:value="1.15774353552024">
            <text:p>1.1577435355</text:p>
          </table:table-cell>
          <table:table-cell table:style-name="ce6" table:formula="of:=[.B23]*[.$C$17]/[.D23]" office:value-type="float" office:value="0.15619974732096">
            <text:p>0.1561997473</text:p>
          </table:table-cell>
          <table:table-cell table:style-name="ce6" table:formula="of:=1-[.E23]" office:value-type="float" office:value="0.84380025267904">
            <text:p>0.8438002527</text:p>
          </table:table-cell>
        </table:table-row>
        <table:table-row table:style-name="ro1">
          <table:table-cell/>
          <table:table-cell table:style-name="ce6" table:formula="of:=[.B23]+0.1" office:value-type="float" office:value="0.2">
            <text:p>0.2</text:p>
          </table:table-cell>
          <table:table-cell table:style-name="ce6" table:formula="of:=1-[.B24]" office:value-type="float" office:value="0.8">
            <text:p>0.8</text:p>
          </table:table-cell>
          <table:table-cell table:style-name="ce6" table:formula="of:=([.B24]*[.$C$17])+([.C24]*[.$D$17])" office:value-type="float" office:value="1.23003786236326">
            <text:p>1.2300378624</text:p>
          </table:table-cell>
          <table:table-cell table:style-name="ce6" table:formula="of:=[.B24]*[.$C$17]/[.D24]" office:value-type="float" office:value="0.294038506039632">
            <text:p>0.294038506</text:p>
          </table:table-cell>
          <table:table-cell table:style-name="ce6" table:formula="of:=1-[.E24]" office:value-type="float" office:value="0.705961493960368">
            <text:p>0.705961494</text:p>
          </table:table-cell>
        </table:table-row>
        <table:table-row table:style-name="ro1">
          <table:table-cell/>
          <table:table-cell table:style-name="ce6" table:formula="of:=[.B24]+0.1" office:value-type="float" office:value="0.3">
            <text:p>0.3</text:p>
          </table:table-cell>
          <table:table-cell table:style-name="ce6" table:formula="of:=1-[.B25]" office:value-type="float" office:value="0.7">
            <text:p>0.7</text:p>
          </table:table-cell>
          <table:table-cell table:style-name="ce6" table:formula="of:=([.B25]*[.$C$17])+([.C25]*[.$D$17])" office:value-type="float" office:value="1.30233218920627">
            <text:p>1.3023321892</text:p>
          </table:table-cell>
          <table:table-cell table:style-name="ce6" table:formula="of:=[.B25]*[.$C$17]/[.D25]" office:value-type="float" office:value="0.416574010554756">
            <text:p>0.4165740106</text:p>
          </table:table-cell>
          <table:table-cell table:style-name="ce6" table:formula="of:=1-[.E25]" office:value-type="float" office:value="0.583425989445244">
            <text:p>0.5834259894</text:p>
          </table:table-cell>
        </table:table-row>
        <table:table-row table:style-name="ro1">
          <table:table-cell/>
          <table:table-cell table:style-name="ce6" table:formula="of:=[.B25]+0.1" office:value-type="float" office:value="0.4">
            <text:p>0.4</text:p>
          </table:table-cell>
          <table:table-cell table:style-name="ce6" table:formula="of:=1-[.B26]" office:value-type="float" office:value="0.6">
            <text:p>0.6</text:p>
          </table:table-cell>
          <table:table-cell table:style-name="ce6" table:formula="of:=([.B26]*[.$C$17])+([.C26]*[.$D$17])" office:value-type="float" office:value="1.37462651604928">
            <text:p>1.374626516</text:p>
          </table:table-cell>
          <table:table-cell table:style-name="ce6" table:formula="of:=[.B26]*[.$C$17]/[.D26]" office:value-type="float" office:value="0.526220746069919">
            <text:p>0.5262207461</text:p>
          </table:table-cell>
          <table:table-cell table:style-name="ce6" table:formula="of:=1-[.E26]" office:value-type="float" office:value="0.473779253930081">
            <text:p>0.4737792539</text:p>
          </table:table-cell>
        </table:table-row>
        <table:table-row table:style-name="ro1">
          <table:table-cell/>
          <table:table-cell table:style-name="ce6" table:formula="of:=[.B26]+0.1" office:value-type="float" office:value="0.5">
            <text:p>0.5</text:p>
          </table:table-cell>
          <table:table-cell table:style-name="ce6" table:formula="of:=1-[.B27]" office:value-type="float" office:value="0.5">
            <text:p>0.5</text:p>
          </table:table-cell>
          <table:table-cell table:style-name="ce6" table:formula="of:=([.B27]*[.$C$17])+([.C27]*[.$D$17])" office:value-type="float" office:value="1.4469208428923">
            <text:p>1.4469208429</text:p>
          </table:table-cell>
          <table:table-cell table:style-name="ce6" table:formula="of:=[.B27]*[.$C$17]/[.D27]" office:value-type="float" office:value="0.624910645938486">
            <text:p>0.6249106459</text:p>
          </table:table-cell>
          <table:table-cell table:style-name="ce6" table:formula="of:=1-[.E27]" office:value-type="float" office:value="0.375089354061514">
            <text:p>0.3750893541</text:p>
          </table:table-cell>
        </table:table-row>
        <table:table-row table:style-name="ro1">
          <table:table-cell/>
          <table:table-cell table:style-name="ce6" table:formula="of:=[.B27]+0.1" office:value-type="float" office:value="0.6">
            <text:p>0.6</text:p>
          </table:table-cell>
          <table:table-cell table:style-name="ce6" table:formula="of:=1-[.B28]" office:value-type="float" office:value="0.4">
            <text:p>0.4</text:p>
          </table:table-cell>
          <table:table-cell table:style-name="ce6" table:formula="of:=([.B28]*[.$C$17])+([.C28]*[.$D$17])" office:value-type="float" office:value="1.51921516973531">
            <text:p>1.5192151697</text:p>
          </table:table-cell>
          <table:table-cell table:style-name="ce6" table:formula="of:=[.B28]*[.$C$17]/[.D28]" office:value-type="float" office:value="0.714207906740073">
            <text:p>0.7142079067</text:p>
          </table:table-cell>
          <table:table-cell table:style-name="ce6" table:formula="of:=1-[.E28]" office:value-type="float" office:value="0.285792093259927">
            <text:p>0.2857920933</text:p>
          </table:table-cell>
        </table:table-row>
        <table:table-row table:style-name="ro1">
          <table:table-cell/>
          <table:table-cell table:style-name="ce6" table:formula="of:=[.B28]+0.1" office:value-type="float" office:value="0.7">
            <text:p>0.7</text:p>
          </table:table-cell>
          <table:table-cell table:style-name="ce6" table:formula="of:=1-[.B29]" office:value-type="float" office:value="0.3">
            <text:p>0.3</text:p>
          </table:table-cell>
          <table:table-cell table:style-name="ce6" table:formula="of:=([.B29]*[.$C$17])+([.C29]*[.$D$17])" office:value-type="float" office:value="1.59150949657833">
            <text:p>1.5915094966</text:p>
          </table:table-cell>
          <table:table-cell table:style-name="ce6" table:formula="of:=[.B29]*[.$C$17]/[.D29]" office:value-type="float" office:value="0.795392510504482">
            <text:p>0.7953925105</text:p>
          </table:table-cell>
          <table:table-cell table:style-name="ce6" table:formula="of:=1-[.E29]" office:value-type="float" office:value="0.204607489495518">
            <text:p>0.2046074895</text:p>
          </table:table-cell>
        </table:table-row>
        <table:table-row table:style-name="ro1">
          <table:table-cell/>
          <table:table-cell table:style-name="ce6" table:formula="of:=[.B29]+0.1" office:value-type="float" office:value="0.8">
            <text:p>0.8</text:p>
          </table:table-cell>
          <table:table-cell table:style-name="ce6" table:formula="of:=1-[.B30]" office:value-type="float" office:value="0.2">
            <text:p>0.2</text:p>
          </table:table-cell>
          <table:table-cell table:style-name="ce6" table:formula="of:=([.B30]*[.$C$17])+([.C30]*[.$D$17])" office:value-type="float" office:value="1.66380382342134">
            <text:p>1.6638038234</text:p>
          </table:table-cell>
          <table:table-cell table:style-name="ce6" table:formula="of:=[.B30]*[.$C$17]/[.D30]" office:value-type="float" office:value="0.869521972074186">
            <text:p>0.8695219721</text:p>
          </table:table-cell>
          <table:table-cell table:style-name="ce6" table:formula="of:=1-[.E30]" office:value-type="float" office:value="0.130478027925814">
            <text:p>0.1304780279</text:p>
          </table:table-cell>
        </table:table-row>
        <table:table-row table:style-name="ro1">
          <table:table-cell/>
          <table:table-cell table:style-name="ce6" table:formula="of:=[.B30]+0.1" office:value-type="float" office:value="0.9">
            <text:p>0.9</text:p>
          </table:table-cell>
          <table:table-cell table:style-name="ce6" table:formula="of:=1-[.B31]" office:value-type="float" office:value="0.1">
            <text:p>0.1</text:p>
          </table:table-cell>
          <table:table-cell table:style-name="ce6" table:formula="of:=([.B31]*[.$C$17])+([.C31]*[.$D$17])" office:value-type="float" office:value="1.73609815026436">
            <text:p>1.7360981503</text:p>
          </table:table-cell>
          <table:table-cell table:style-name="ce6" table:formula="of:=[.B31]*[.$C$17]/[.D31]" office:value-type="float" office:value="0.937477658822922">
            <text:p>0.9374776588</text:p>
          </table:table-cell>
          <table:table-cell table:style-name="ce6" table:formula="of:=1-[.E31]" office:value-type="float" office:value="0.0625223411770783">
            <text:p>0.0625223412</text:p>
          </table:table-cell>
        </table:table-row>
        <table:table-row table:style-name="ro1">
          <table:table-cell/>
          <table:table-cell table:style-name="ce6" table:formula="of:=[.B31]+0.1" office:value-type="float" office:value="1">
            <text:p>1</text:p>
          </table:table-cell>
          <table:table-cell table:style-name="ce6" table:formula="of:=1-[.B32]" office:value-type="float" office:value="0">
            <text:p>0</text:p>
          </table:table-cell>
          <table:table-cell table:style-name="ce6" table:formula="of:=([.B32]*[.$C$17])+([.C32]*[.$D$17])" office:value-type="float" office:value="1.80839247710737">
            <text:p>1.8083924771</text:p>
          </table:table-cell>
          <table:table-cell table:style-name="ce6" table:formula="of:=[.B32]*[.$C$17]/[.D32]" office:value-type="float" office:value="1">
            <text:p>1</text:p>
          </table:table-cell>
          <table:table-cell table:style-name="ce6" table:formula="of:=1-[.E32]" office:value-type="float" office:value="0">
            <text:p>0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uput" table:style-name="ta1" table:print="false">
        <table:table-column table:style-name="co6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Output</text:p>
          </table:table-cell>
          <table:table-cell>
            <draw:frame table:end-cell-address="Ouput.L33" table:end-x="0.7831in" table:end-y="0.0508in" draw:z-index="0" draw:style-name="gr1" draw:text-style-name="P1" svg:width="9.6323in" svg:height="5.4213in" svg:x="0.0409in" svg:y="0.0535in">
              <draw:object draw:notify-on-update-of-ranges="Calculation.B22:Calculation.B32 Ouput.D2:Ouput.D2 Calculation.D22:Calculation.D32 Calculation.E22:Calculation.E32 Ouput.D3:Ouput.D3 Calculation.D22:Calculation.D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2" office:value-type="string">
            <text:p>P-x-y</text:p>
          </table:table-cell>
        </table:table-row>
        <table:table-row table:style-name="ro1">
          <table:table-cell table:number-columns-repeated="3"/>
          <table:table-cell table:style-name="ce2" office:value-type="string">
            <text:p>P vs x</text:p>
          </table:table-cell>
        </table:table-row>
        <table:table-row table:style-name="ro1">
          <table:table-cell office:value-type="string">
            <text:p>P-x-y VLE plot of methol-ethanol system is shown.</text:p>
          </table:table-cell>
          <table:table-cell table:number-columns-repeated="2"/>
          <table:table-cell table:style-name="ce2" office:value-type="string">
            <text:p>P vs y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2/02/2019</text:date>, <text:time>09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rthi vasan</meta:initial-creator>
    <meta:creation-date>2019-01-25T20:31:45.12</meta:creation-date>
    <meta:generator>OpenOffice/4.1.6$Win32 OpenOffice.org_project/416m1$Build-9790</meta:generator>
    <dc:date>2019-02-02T09:58:13.40</dc:date>
    <meta:editing-duration>PT1H22M25S</meta:editing-duration>
    <meta:editing-cycles>14</meta:editing-cycles>
    <dc:creator>Keerthi vasan</dc:creator>
    <meta:document-statistic meta:table-count="4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67cm" svg:height="13.771cm" xlink:href=".." xlink:type="simple" chart:class="chart:scatter" chart:style-name="ch1">
        <chart:title svg:x="12.06cm" svg:y="12.426cm" chart:style-name="ch2">
          <text:p>P-x-y plot</text:p>
        </chart:title>
        <chart:legend svg:x="3.453cm" svg:y="0.913cm" style:legend-expansion="custom" chartooo:width="3.191cm" chartooo:height="1.755cm" style:legend-expansion-aspect-ratio="1.81823361823362" chart:style-name="ch3"/>
        <chart:plot-area chart:style-name="ch4" table:cell-range-address="Calculation.B22:Calculation.B32 Ouput.D2:Ouput.D3 Calculation.D22:Calculation.D32" chart:data-source-has-labels="row" svg:x="2.715cm" svg:y="0.721cm" svg:width="20.619cm" svg:height="10.877cm">
          <chartooo:coordinate-region svg:x="3.453cm" svg:y="0.923cm" svg:width="19.784cm" svg:height="10.022cm"/>
          <chart:axis chart:dimension="x" chart:name="primary-x" chart:style-name="ch5">
            <chart:title svg:x="10.046cm" svg:y="11.873cm" chart:style-name="ch6">
              <text:p>Mole fraction of more volatile component(-)</text:p>
            </chart:title>
          </chart:axis>
          <chart:axis chart:dimension="x" chart:name="secondary-x" chart:style-name="ch7"/>
          <chart:axis chart:dimension="y" chart:name="primary-y" chart:style-name="ch8">
            <chart:title svg:x="1.676cm" svg:y="7.56cm" chart:style-name="ch9">
              <text:p>Total Pressure(bar)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Calculation.D22:Calculation.D32" chart:label-cell-address="Ouput.D2:Ouput.D2" chart:class="chart:scatter">
            <chart:domain table:cell-range-address="Calculation.B22:Calculation.B32"/>
            <chart:data-point chart:repeated="11"/>
          </chart:series>
          <chart:series chart:attached-axis="primary-y" chart:style-name="ch12" chart:values-cell-range-address="Calculation.D22:Calculation.D32" chart:label-cell-address="Ouput.D3:Ouput.D3" chart:class="chart:scatter">
            <chart:domain table:cell-range-address="Calculation.E22:Calculation.E3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 vs x</text:p>
                <draw:g>
                  <svg:desc>Ouput.D2:Ouput.D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P vs y</text:p>
                <draw:g>
                  <svg:desc>Ouput.D3:Ouput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B22:Calculation.B32</svg:desc>
                </draw:g>
              </table:table-cell>
              <table:table-cell office:value-type="float" office:value="1.08544920867723">
                <text:p>1.08544920867723</text:p>
                <draw:g>
                  <svg:desc>Calculation.D22:Calculation.D32</svg:desc>
                </draw:g>
              </table:table-cell>
              <table:table-cell office:value-type="float" office:value="0">
                <text:p>0</text:p>
                <draw:g>
                  <svg:desc>Calculation.E22:Calculation.E32</svg:desc>
                </draw:g>
              </table:table-cell>
              <table:table-cell office:value-type="float" office:value="1.08544920867723">
                <text:p>1.08544920867723</text:p>
                <draw:g>
                  <svg:desc>Calculation.D22:Calculation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15774353552024">
                <text:p>1.15774353552024</text:p>
              </table:table-cell>
              <table:table-cell office:value-type="float" office:value="0.15619974732096">
                <text:p>0.15619974732096</text:p>
              </table:table-cell>
              <table:table-cell office:value-type="float" office:value="1.15774353552024">
                <text:p>1.15774353552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23003786236326">
                <text:p>1.23003786236326</text:p>
              </table:table-cell>
              <table:table-cell office:value-type="float" office:value="0.294038506039632">
                <text:p>0.294038506039632</text:p>
              </table:table-cell>
              <table:table-cell office:value-type="float" office:value="1.23003786236326">
                <text:p>1.23003786236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30233218920627">
                <text:p>1.30233218920627</text:p>
              </table:table-cell>
              <table:table-cell office:value-type="float" office:value="0.416574010554756">
                <text:p>0.416574010554756</text:p>
              </table:table-cell>
              <table:table-cell office:value-type="float" office:value="1.30233218920627">
                <text:p>1.30233218920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37462651604928">
                <text:p>1.37462651604928</text:p>
              </table:table-cell>
              <table:table-cell office:value-type="float" office:value="0.526220746069919">
                <text:p>0.526220746069919</text:p>
              </table:table-cell>
              <table:table-cell office:value-type="float" office:value="1.37462651604928">
                <text:p>1.37462651604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4469208428923">
                <text:p>1.4469208428923</text:p>
              </table:table-cell>
              <table:table-cell office:value-type="float" office:value="0.624910645938486">
                <text:p>0.624910645938486</text:p>
              </table:table-cell>
              <table:table-cell office:value-type="float" office:value="1.4469208428923">
                <text:p>1.4469208428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51921516973531">
                <text:p>1.51921516973531</text:p>
              </table:table-cell>
              <table:table-cell office:value-type="float" office:value="0.714207906740073">
                <text:p>0.714207906740073</text:p>
              </table:table-cell>
              <table:table-cell office:value-type="float" office:value="1.51921516973531">
                <text:p>1.51921516973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59150949657833">
                <text:p>1.59150949657833</text:p>
              </table:table-cell>
              <table:table-cell office:value-type="float" office:value="0.795392510504482">
                <text:p>0.795392510504482</text:p>
              </table:table-cell>
              <table:table-cell office:value-type="float" office:value="1.59150949657833">
                <text:p>1.59150949657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66380382342134">
                <text:p>1.66380382342134</text:p>
              </table:table-cell>
              <table:table-cell office:value-type="float" office:value="0.869521972074186">
                <text:p>0.869521972074186</text:p>
              </table:table-cell>
              <table:table-cell office:value-type="float" office:value="1.66380382342134">
                <text:p>1.66380382342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73609815026436">
                <text:p>1.73609815026436</text:p>
              </table:table-cell>
              <table:table-cell office:value-type="float" office:value="0.937477658822922">
                <text:p>0.937477658822922</text:p>
              </table:table-cell>
              <table:table-cell office:value-type="float" office:value="1.73609815026436">
                <text:p>1.73609815026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80839247710737">
                <text:p>1.80839247710737</text:p>
              </table:table-cell>
              <table:table-cell office:value-type="float" office:value="1">
                <text:p>1</text:p>
              </table:table-cell>
              <table:table-cell office:value-type="float" office:value="1.80839247710737">
                <text:p>1.80839247710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